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eatePullPoint.createPull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reatePullPoint.CreatePullPoint( ComponentContext context , String brok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PullPoint.CreatePullPoint( Componen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